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0">
      <style:table-cell-properties fo:border="thin solid #000000" fo:background-color="#BDD7E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Milliers" style:data-style-name="N2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Milliers" style:data-style-name="N2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color="#1F4E78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B9BD5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  <style:text-properties fo:color="#1F4E78"/>
    </style:style>
    <style:style style:name="ce16" style:family="table-cell" style:parent-style-name="Default" style:data-style-name="N2">
      <style:table-cell-properties fo:border="thin solid #000000" style:vertical-align="automatic" fo:background-color="#BDD7EE" style:repeat-content="false"/>
      <style:paragraph-properties fo:text-align="center"/>
      <style:text-properties fo:color="#1F4E78"/>
    </style:style>
    <style:style style:name="ce17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19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fo:background-color="#C6E0B4"/>
    </style:style>
    <style:style style:name="ce22" style:family="table-cell" style:parent-style-name="Default" style:data-style-name="N19">
      <style:table-cell-properties fo:border="thin solid #000000" fo:background-color="#C6E0B4"/>
    </style:style>
    <style:style style:name="ce23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/>
    </style:style>
    <style:style style:name="ce25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19">
      <style:table-cell-properties fo:border="thin solid #000000" style:vertical-align="automatic" fo:background-color="#F2F2F2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fo:background-color="#DDEBF7"/>
    </style:style>
    <style:style style:name="ce28" style:family="table-cell" style:parent-style-name="Default" style:data-style-name="N19">
      <style:table-cell-properties fo:border="thin solid #000000" fo:background-color="#DDEBF7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3.96875cm" style:use-optimal-column-width="true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4.78895833333333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4.048125cm"/>
    </style:style>
    <style:style style:name="co12" style:family="table-column">
      <style:table-column-properties fo:break-before="auto" style:column-width="5.794375cm"/>
    </style:style>
    <style:style style:name="co13" style:family="table-column">
      <style:table-column-properties fo:break-before="auto" style:column-width="4.70958333333333cm"/>
    </style:style>
    <style:style style:name="co14" style:family="table-column">
      <style:table-column-properties fo:break-before="auto" style:column-width="5.953125cm"/>
    </style:style>
    <style:style style:name="co15" style:family="table-column">
      <style:table-column-properties fo:break-before="auto" style:column-width="4.47145833333333cm"/>
    </style:style>
    <style:style style:name="co16" style:family="table-column">
      <style:table-column-properties fo:break-before="auto" style:column-width="3.730625cm"/>
    </style:style>
    <style:style style:name="co17" style:family="table-column">
      <style:table-column-properties fo:break-before="auto" style:column-width="4.445cm"/>
    </style:style>
    <style:style style:name="co18" style:family="table-column">
      <style:table-column-properties fo:break-before="auto" style:column-width="6.1118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Milliers" style:data-style-name="N2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  <style:map style:condition="of:cell-content()&lt;10" style:apply-style-name="cf4"/>
      <style:map style:condition="of:cell-content()&gt;=10" style:apply-style-name="cf5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  <style:map style:condition="of:is-true-formula(RIGHT([.O4];LEN(&quot;s&quot;))=&quot;s&quot;)" style:apply-style-name="cf5" style:base-cell-address="Feuil2.O4"/>
      <style:map style:condition="of:is-true-formula(RIGHT([.O4];LEN(&quot;e&quot;))=&quot;e&quot;)" style:apply-style-name="cf4" style:base-cell-address="Feuil2.O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Feuil4.$A$2:.$A$20])" table:base-cell-address="Feuil3.B16">
          <table:help-message table:display="true"/>
          <table:error-message table:display="true"/>
        </table:content-validation>
      </table:content-validation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Matricule:</text:p>
          </table:table-cell>
          <table:table-cell office:value-type="float" office:value="232331531504" table:style-name="ce2">
            <text:p>232331531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:</text:p>
          </table:table-cell>
          <table:table-cell office:value-type="string" table:style-name="ce1">
            <text:p>Mouz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nom:</text:p>
          </table:table-cell>
          <table:table-cell office:value-type="string" table:style-name="ce1">
            <text:p>Hachemi Rayan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Feuil2" table:style-name="ta1"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9" table:default-cell-style-name="ce1"/>
        <table:table-row table:style-name="ro2">
          <table:table-cell office:value-type="string" table:number-columns-spanned="1" table:number-rows-spanned="3" table:style-name="ce12">
            <text:p>Etudiant</text:p>
          </table:table-cell>
          <table:table-cell office:value-type="string" table:number-columns-spanned="6" table:number-rows-spanned="1" table:style-name="ce12">
            <text:p>Unite 1</text:p>
          </table:table-cell>
          <table:covered-table-cell table:number-columns-repeated="5"/>
          <table:table-cell office:value-type="string" table:number-columns-spanned="4" table:number-rows-spanned="1" table:style-name="ce13">
            <text:p>Unite 2<text:s/></text:p>
          </table:table-cell>
          <table:covered-table-cell table:number-columns-repeated="3"/>
          <table:table-cell office:value-type="string" table:number-columns-spanned="2" table:number-rows-spanned="1" table:style-name="ce13">
            <text:p>Unite 3</text:p>
          </table:table-cell>
          <table:covered-table-cell/>
          <table:table-cell office:value-type="string" table:number-columns-spanned="1" table:number-rows-spanned="3" table:style-name="ce12">
            <text:p>Moyenne</text:p>
          </table:table-cell>
          <table:table-cell office:value-type="string" table:number-columns-spanned="1" table:number-rows-spanned="3" table:style-name="ce12">
            <text:p>Resultat</text:p>
          </table:table-cell>
          <table:table-cell table:number-columns-repeated="16369"/>
        </table:table-row>
        <table:table-row table:style-name="ro2">
          <table:covered-table-cell/>
          <table:table-cell office:value-type="string" table:number-columns-spanned="2" table:number-rows-spanned="1" table:style-name="ce13">
            <text:p>Math</text:p>
          </table:table-cell>
          <table:covered-table-cell/>
          <table:table-cell office:value-type="string" table:number-columns-spanned="2" table:number-rows-spanned="1" table:style-name="ce13">
            <text:p>Physique</text:p>
          </table:table-cell>
          <table:covered-table-cell/>
          <table:table-cell office:value-type="string" table:number-columns-spanned="2" table:number-rows-spanned="1" table:style-name="ce13">
            <text:p>Science</text:p>
          </table:table-cell>
          <table:covered-table-cell/>
          <table:table-cell office:value-type="string" table:number-columns-spanned="2" table:number-rows-spanned="1" table:style-name="ce13">
            <text:p>Arabic</text:p>
          </table:table-cell>
          <table:covered-table-cell/>
          <table:table-cell office:value-type="string" table:number-columns-spanned="2" table:number-rows-spanned="1" table:style-name="ce13">
            <text:p>Francais</text:p>
          </table:table-cell>
          <table:covered-table-cell/>
          <table:table-cell office:value-type="string" table:number-columns-spanned="2" table:number-rows-spanned="1" table:style-name="ce13">
            <text:p>Sport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2">
          <table:covered-table-cell/>
          <table:table-cell office:value-type="string" table:style-name="ce3">
            <text:p>Note</text:p>
          </table:table-cell>
          <table:table-cell office:value-type="string" table:style-name="ce3">
            <text:p>Coef.</text:p>
          </table:table-cell>
          <table:table-cell office:value-type="string" table:style-name="ce3">
            <text:p>Note</text:p>
          </table:table-cell>
          <table:table-cell office:value-type="string" table:style-name="ce3">
            <text:p>Coef.</text:p>
          </table:table-cell>
          <table:table-cell office:value-type="string" table:style-name="ce3">
            <text:p>Note</text:p>
          </table:table-cell>
          <table:table-cell office:value-type="string" table:style-name="ce3">
            <text:p>Coef.</text:p>
          </table:table-cell>
          <table:table-cell office:value-type="string" table:style-name="ce3">
            <text:p>Note</text:p>
          </table:table-cell>
          <table:table-cell office:value-type="string" table:style-name="ce3">
            <text:p>coef.</text:p>
          </table:table-cell>
          <table:table-cell office:value-type="string" table:style-name="ce3">
            <text:p>Note</text:p>
          </table:table-cell>
          <table:table-cell office:value-type="string" table:style-name="ce3">
            <text:p>Coef.</text:p>
          </table:table-cell>
          <table:table-cell office:value-type="string" table:style-name="ce3">
            <text:p>Note</text:p>
          </table:table-cell>
          <table:table-cell office:value-type="string" table:style-name="ce3">
            <text:p>Coef.</text:p>
          </table:table-cell>
          <table:covered-table-cell/>
          <table:covered-table-cell/>
          <table:table-cell table:number-columns-repeated="16369"/>
        </table:table-row>
        <table:table-row table:style-name="ro2">
          <table:table-cell office:value-type="string" table:style-name="ce4">
            <text:p>Etudiant1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11.090909090909092" table:formula="of:=([.B4]*[.C4]+[.D4]*[.E4]+[.F4]*[.G4]+[.H4]*[.I4]+[.J4]*[.K4]+[.L4]*[.M4])/22" table:style-name="ce29">
            <text:p>11.09</text:p>
          </table:table-cell>
          <table:table-cell office:value-type="string" office:string-value="Admis" table:formula="of:=IF([.N4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2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19" table:style-name="ce5">
            <text:p>19</text:p>
          </table:table-cell>
          <table:table-cell office:value-type="float" office:value="1" table:style-name="ce5">
            <text:p>1</text:p>
          </table:table-cell>
          <table:table-cell office:value-type="float" office:value="14.181818181818182" table:formula="of:=([.B5]*[.C5]+[.D5]*[.E5]+[.F5]*[.G5]+[.H5]*[.I5]+[.J5]*[.K5]+[.L5]*[.M5])/22" table:style-name="ce29">
            <text:p>14.18</text:p>
          </table:table-cell>
          <table:table-cell office:value-type="string" office:string-value="Admis" table:formula="of:=IF([.N5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3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13.75" table:style-name="ce5">
            <text:p>13.75</text:p>
          </table:table-cell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14.75" table:style-name="ce5">
            <text:p>14.75</text:p>
          </table:table-cell>
          <table:table-cell office:value-type="float" office:value="2" table:style-name="ce5">
            <text:p>2</text:p>
          </table:table-cell>
          <table:table-cell office:value-type="float" office:value="17" table:style-name="ce5">
            <text:p>17</text:p>
          </table:table-cell>
          <table:table-cell office:value-type="float" office:value="1" table:style-name="ce5">
            <text:p>1</text:p>
          </table:table-cell>
          <table:table-cell office:value-type="float" office:value="12.647727272727273" table:formula="of:=([.B6]*[.C6]+[.D6]*[.E6]+[.F6]*[.G6]+[.H6]*[.I6]+[.J6]*[.K6]+[.L6]*[.M6])/22" table:style-name="ce29">
            <text:p>12.65</text:p>
          </table:table-cell>
          <table:table-cell office:value-type="string" office:string-value="Admis" table:formula="of:=IF([.N6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4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19" table:style-name="ce5">
            <text:p>19</text:p>
          </table:table-cell>
          <table:table-cell office:value-type="float" office:value="1" table:style-name="ce5">
            <text:p>1</text:p>
          </table:table-cell>
          <table:table-cell office:value-type="float" office:value="13.818181818181818" table:formula="of:=([.B7]*[.C7]+[.D7]*[.E7]+[.F7]*[.G7]+[.H7]*[.I7]+[.J7]*[.K7]+[.L7]*[.M7])/22" table:style-name="ce29">
            <text:p>13.82</text:p>
          </table:table-cell>
          <table:table-cell office:value-type="string" office:string-value="Admis" table:formula="of:=IF([.N7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5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7.5" table:style-name="ce5">
            <text:p>7.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8.5" table:style-name="ce5">
            <text:p>8.5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5.8863636363636367" table:formula="of:=([.B8]*[.C8]+[.D8]*[.E8]+[.F8]*[.G8]+[.H8]*[.I8]+[.J8]*[.K8]+[.L8]*[.M8])/22" table:style-name="ce29">
            <text:p>5.89</text:p>
          </table:table-cell>
          <table:table-cell office:value-type="string" office:string-value="Ajournee" table:formula="of:=IF([.N8]&gt;=10;&quot;Admis&quot;;&quot;Ajournee&quot;)" table:style-name="ce30">
            <text:p>Ajournee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6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2.5" table:style-name="ce5">
            <text:p>12.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13.5" table:style-name="ce5">
            <text:p>13.5</text:p>
          </table:table-cell>
          <table:table-cell office:value-type="float" office:value="2" table:style-name="ce5">
            <text:p>2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10.204545454545455" table:formula="of:=([.B9]*[.C9]+[.D9]*[.E9]+[.F9]*[.G9]+[.H9]*[.I9]+[.J9]*[.K9]+[.L9]*[.M9])/22" table:style-name="ce29">
            <text:p>10.20</text:p>
          </table:table-cell>
          <table:table-cell office:value-type="string" office:string-value="Admis" table:formula="of:=IF([.N9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7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8.75" table:style-name="ce5">
            <text:p>8.75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9.75" table:style-name="ce5">
            <text:p>9.75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5.1477272727272725" table:formula="of:=([.B10]*[.C10]+[.D10]*[.E10]+[.F10]*[.G10]+[.H10]*[.I10]+[.J10]*[.K10]+[.L10]*[.M10])/22" table:style-name="ce29">
            <text:p>5.15</text:p>
          </table:table-cell>
          <table:table-cell office:value-type="string" office:string-value="Ajournee" table:formula="of:=IF([.N10]&gt;=10;&quot;Admis&quot;;&quot;Ajournee&quot;)" table:style-name="ce30">
            <text:p>Ajournee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8</text:p>
          </table:table-cell>
          <table:table-cell office:value-type="float" office:value="17" table:style-name="ce5">
            <text:p>17</text:p>
          </table:table-cell>
          <table:table-cell office:value-type="float" office:value="6" table:style-name="ce5">
            <text:p>6</text:p>
          </table:table-cell>
          <table:table-cell office:value-type="float" office:value="19" table:style-name="ce5">
            <text:p>19</text:p>
          </table:table-cell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17" table:style-name="ce5">
            <text:p>17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float" office:value="2" table:style-name="ce5">
            <text:p>2</text:p>
          </table:table-cell>
          <table:table-cell office:value-type="float" office:value="17" table:style-name="ce5">
            <text:p>17</text:p>
          </table:table-cell>
          <table:table-cell office:value-type="float" office:value="1" table:style-name="ce5">
            <text:p>1</text:p>
          </table:table-cell>
          <table:table-cell office:value-type="float" office:value="15.954545454545455" table:formula="of:=([.B11]*[.C11]+[.D11]*[.E11]+[.F11]*[.G11]+[.H11]*[.I11]+[.J11]*[.K11]+[.L11]*[.M11])/22" table:style-name="ce29">
            <text:p>15.95</text:p>
          </table:table-cell>
          <table:table-cell office:value-type="string" office:string-value="Admis" table:formula="of:=IF([.N11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9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2.5" table:style-name="ce5">
            <text:p>12.5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3.5" table:style-name="ce5">
            <text:p>13.5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7.4772727272727275" table:formula="of:=([.B12]*[.C12]+[.D12]*[.E12]+[.F12]*[.G12]+[.H12]*[.I12]+[.J12]*[.K12]+[.L12]*[.M12])/22" table:style-name="ce29">
            <text:p>7.48</text:p>
          </table:table-cell>
          <table:table-cell office:value-type="string" office:string-value="Ajournee" table:formula="of:=IF([.N12]&gt;=10;&quot;Admis&quot;;&quot;Ajournee&quot;)" table:style-name="ce30">
            <text:p>Ajournee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10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5">
            <text:p>6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5">
            <text:p>5</text:p>
          </table:table-cell>
          <table:table-cell office:value-type="float" office:value="12.5" table:style-name="ce5">
            <text:p>12.5</text:p>
          </table:table-cell>
          <table:table-cell office:value-type="float" office:value="5" table:style-name="ce5">
            <text:p>5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5">
            <text:p>3</text:p>
          </table:table-cell>
          <table:table-cell office:value-type="float" office:value="6.5" table:style-name="ce5">
            <text:p>6.5</text:p>
          </table:table-cell>
          <table:table-cell office:value-type="float" office:value="2" table:style-name="ce5">
            <text:p>2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4.568181818181818" table:formula="of:=([.B13]*[.C13]+[.D13]*[.E13]+[.F13]*[.G13]+[.H13]*[.I13]+[.J13]*[.K13]+[.L13]*[.M13])/22" table:style-name="ce29">
            <text:p>14.57</text:p>
          </table:table-cell>
          <table:table-cell office:value-type="string" office:string-value="Admis" table:formula="of:=IF([.N13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1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7.5" table:style-name="ce5">
            <text:p>7.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8.5" table:style-name="ce5">
            <text:p>8.5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5.8863636363636367" table:formula="of:=([.B14]*[.C14]+[.D14]*[.E14]+[.F14]*[.G14]+[.H14]*[.I14]+[.J14]*[.K14]+[.L14]*[.M14])/22" table:style-name="ce29">
            <text:p>5.89</text:p>
          </table:table-cell>
          <table:table-cell office:value-type="string" office:string-value="Ajournee" table:formula="of:=IF([.N14]&gt;=10;&quot;Admis&quot;;&quot;Ajournee&quot;)" table:style-name="ce30">
            <text:p>Ajournee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12</text:p>
          </table:table-cell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office:value-type="float" office:value="16.25" table:style-name="ce5">
            <text:p>16.25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office:value-type="float" office:value="17.25" table:style-name="ce5">
            <text:p>17.25</text:p>
          </table:table-cell>
          <table:table-cell office:value-type="float" office:value="2" table:style-name="ce5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float" office:value="13.443181818181818" table:formula="of:=([.B15]*[.C15]+[.D15]*[.E15]+[.F15]*[.G15]+[.H15]*[.I15]+[.J15]*[.K15]+[.L15]*[.M15])/22" table:style-name="ce29">
            <text:p>13.44</text:p>
          </table:table-cell>
          <table:table-cell office:value-type="string" office:string-value="Admis" table:formula="of:=IF([.N15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13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17" table:style-name="ce5">
            <text:p>17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5">
            <text:p>1</text:p>
          </table:table-cell>
          <table:table-cell office:value-type="float" office:value="15" table:formula="of:=([.B16]*[.C16]+[.D16]*[.E16]+[.F16]*[.G16]+[.H16]*[.I16]+[.J16]*[.K16]+[.L16]*[.M16])/22" table:style-name="ce29">
            <text:p>15.00</text:p>
          </table:table-cell>
          <table:table-cell office:value-type="string" office:string-value="Admis" table:formula="of:=IF([.N16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14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2.5" table:style-name="ce5">
            <text:p>12.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13.5" table:style-name="ce5">
            <text:p>13.5</text:p>
          </table:table-cell>
          <table:table-cell office:value-type="float" office:value="2" table:style-name="ce5">
            <text:p>2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10.204545454545455" table:formula="of:=([.B17]*[.C17]+[.D17]*[.E17]+[.F17]*[.G17]+[.H17]*[.I17]+[.J17]*[.K17]+[.L17]*[.M17])/22" table:style-name="ce29">
            <text:p>10.20</text:p>
          </table:table-cell>
          <table:table-cell office:value-type="string" office:string-value="Admis" table:formula="of:=IF([.N17]&gt;=10;&quot;Admis&quot;;&quot;Ajournee&quot;)" table:style-name="ce30">
            <text:p>Admi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Etudiant15</text:p>
          </table:table-cell>
          <table:table-cell office:value-type="float" office:value="9" table:style-name="ce5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8.75" table:style-name="ce5">
            <text:p>8.75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9.75" table:style-name="ce5">
            <text:p>9.75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8.7840909090909083" table:formula="of:=([.B18]*[.C18]+[.D18]*[.E18]+[.F18]*[.G18]+[.H18]*[.I18]+[.J18]*[.K18]+[.L18]*[.M18])/22" table:style-name="ce29">
            <text:p>8.78</text:p>
          </table:table-cell>
          <table:table-cell office:value-type="string" office:string-value="Ajournee" table:formula="of:=IF([.N18]&gt;=10;&quot;Admis&quot;;&quot;Ajournee&quot;)" table:style-name="ce30">
            <text:p>Ajournee</text:p>
          </table:table-cell>
          <table:table-cell table:number-columns-repeated="16369"/>
        </table:table-row>
        <table:table-row table:style-name="ro2">
          <table:table-cell table:style-name="ce1"/>
          <table:table-cell table:number-columns-repeated="12" table:style-name="ce7"/>
          <table:table-cell table:style-name="ce8"/>
          <table:table-cell table:style-name="ce7"/>
          <table:table-cell table:number-columns-repeated="16369"/>
        </table:table-row>
        <table:table-row table:style-name="ro2">
          <table:table-cell table:number-columns-repeated="10" table:style-name="ce1"/>
          <table:table-cell office:value-type="string" table:number-columns-spanned="3" table:number-rows-spanned="1" table:style-name="ce14">
            <text:p>Nb d'etudiants:</text:p>
          </table:table-cell>
          <table:covered-table-cell table:number-columns-repeated="2"/>
          <table:table-cell office:value-type="float" office:value="15" table:number-columns-spanned="2" table:number-rows-spanned="1" table:style-name="ce15">
            <text:p>15</text:p>
          </table:table-cell>
          <table:covered-table-cell/>
          <table:table-cell table:number-columns-repeated="16369"/>
        </table:table-row>
        <table:table-row table:style-name="ro2">
          <table:table-cell table:number-columns-repeated="5" table:style-name="ce1"/>
          <table:table-cell table:style-name="ce9"/>
          <table:table-cell table:number-columns-repeated="2" table:style-name="ce1"/>
          <table:table-cell table:style-name="ce10"/>
          <table:table-cell table:style-name="ce1"/>
          <table:table-cell office:value-type="string" table:number-columns-spanned="3" table:number-rows-spanned="1" table:style-name="ce14">
            <text:p>Moy de la section:</text:p>
          </table:table-cell>
          <table:covered-table-cell table:number-columns-repeated="2"/>
          <table:table-cell office:value-type="float" office:value="10.953030303030305" table:formula="of:=AVERAGE([.N4:.N18])" table:number-columns-spanned="2" table:number-rows-spanned="1" table:style-name="ce16">
            <text:p>10.95</text:p>
          </table:table-cell>
          <table:covered-table-cell/>
          <table:table-cell table:number-columns-repeated="16369"/>
        </table:table-row>
        <table:table-row table:style-name="ro2">
          <table:table-cell table:number-columns-repeated="10" table:style-name="ce1"/>
          <table:table-cell office:value-type="string" table:number-columns-spanned="3" table:number-rows-spanned="1" table:style-name="ce14">
            <text:p>Max:</text:p>
          </table:table-cell>
          <table:covered-table-cell table:number-columns-repeated="2"/>
          <table:table-cell office:value-type="float" office:value="15.954545454545455" table:formula="of:=MAX([.N4:.N18])" table:number-columns-spanned="2" table:number-rows-spanned="1" table:style-name="ce16">
            <text:p>15.95</text:p>
          </table:table-cell>
          <table:covered-table-cell/>
          <table:table-cell table:number-columns-repeated="16369"/>
        </table:table-row>
        <table:table-row table:style-name="ro2">
          <table:table-cell table:number-columns-repeated="10" table:style-name="ce1"/>
          <table:table-cell office:value-type="string" table:number-columns-spanned="3" table:number-rows-spanned="1" table:style-name="ce14">
            <text:p>Min:</text:p>
          </table:table-cell>
          <table:covered-table-cell table:number-columns-repeated="2"/>
          <table:table-cell office:value-type="float" office:value="5.1477272727272725" table:formula="of:=MIN([.N4:.N18])" table:number-columns-spanned="2" table:number-rows-spanned="1" table:style-name="ce16">
            <text:p>5.15</text:p>
          </table:table-cell>
          <table:covered-table-cell/>
          <table:table-cell table:number-columns-repeated="1636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1"/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4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Feuil3" table:style-name="ta1">
        <table:table-column table:style-name="co8" table:default-cell-style-name="ce1"/>
        <table:table-column table:style-name="co1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4" table:style-name="ce24">
            <text:p>Fiche D'Inscription</text:p>
          </table:table-cell>
          <table:covered-table-cell table:number-columns-repeated="4"/>
          <table:table-cell table:number-columns-repeated="16378"/>
        </table:table-row>
        <table:table-row table:number-rows-repeated="3" table:style-name="ro1">
          <table:table-cell table:style-name="ce1"/>
          <table:covered-table-cell/>
          <table:covered-table-cell table:number-columns-repeated="4"/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1">
            <text:p>Faculte:</text:p>
          </table:table-cell>
          <table:table-cell office:value-type="string" table:number-columns-spanned="3" table:number-rows-spanned="1" table:style-name="ce25">
            <text:p>Informatique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1">
            <text:p>Departement:</text:p>
          </table:table-cell>
          <table:table-cell office:value-type="string" table:number-columns-spanned="3" table:number-rows-spanned="1" table:style-name="ce25">
            <text:p>Systeme d'Information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1">
            <text:p>Date:</text:p>
          </table:table-cell>
          <table:table-cell office:value-type="date" office:date-value="2023-11-16T00:00:00" table:formula="of:=TODAY()" table:number-columns-spanned="3" table:number-rows-spanned="1" table:style-name="ce26">
            <text:p>16/11/2023</text:p>
          </table:table-cell>
          <table:covered-table-cell table:number-columns-repeated="2"/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Matricule:</text:p>
          </table:table-cell>
          <table:table-cell office:value-type="float" office:value="16" table:number-columns-spanned="3" table:number-rows-spanned="1" table:content-validation-name="val1" table:style-name="ce27">
            <text:p>16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:</text:p>
          </table:table-cell>
          <table:table-cell office:value-type="string" office:string-value="Nom16" table:formula="of:=VLOOKUP([.B16];[Feuil4.A1:.J20];2)" table:number-columns-spanned="3" table:number-rows-spanned="1" table:style-name="ce27">
            <text:p>Nom16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enom:</text:p>
          </table:table-cell>
          <table:table-cell office:value-type="string" office:string-value="Prenom16" table:formula="of:=VLOOKUP([.B16];[Feuil4.A1:.J20];3)" table:number-columns-spanned="3" table:number-rows-spanned="1" table:style-name="ce27">
            <text:p>Prenom16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e de naissance:</text:p>
          </table:table-cell>
          <table:table-cell office:value-type="date" office:date-value="2005-04-27T00:00:00" table:formula="of:=VLOOKUP([.B16];[Feuil4.A1:.J20];4)" table:number-columns-spanned="3" table:number-rows-spanned="1" table:style-name="ce28">
            <text:p>27/04/2005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mail:</text:p>
          </table:table-cell>
          <table:table-cell office:value-type="string" office:string-value="Email16" table:formula="of:=VLOOKUP([.B16];[Feuil4.A1:.J20];5)" table:number-columns-spanned="3" table:number-rows-spanned="1" table:style-name="ce27">
            <text:p>Email16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dresse:</text:p>
          </table:table-cell>
          <table:table-cell office:value-type="string" office:string-value="Adresse16" table:formula="of:=VLOOKUP([.B16];[Feuil4.A1:.J20];6)" table:number-columns-spanned="3" table:number-rows-spanned="1" table:style-name="ce27">
            <text:p>Adresse16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TEL:</text:p>
          </table:table-cell>
          <table:table-cell office:value-type="string" office:string-value="NTEL16" table:formula="of:=VLOOKUP([.B16];[Feuil4.A1:.J20];7)" table:number-columns-spanned="3" table:number-rows-spanned="1" table:style-name="ce27">
            <text:p>NTEL16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ee:</text:p>
          </table:table-cell>
          <table:table-cell office:value-type="string" office:string-value="Annee16" table:formula="of:=VLOOKUP([.B16];[Feuil4.A1:.J20];8)" table:number-columns-spanned="3" table:number-rows-spanned="1" table:style-name="ce27">
            <text:p>Annee16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tion:</text:p>
          </table:table-cell>
          <table:table-cell office:value-type="string" office:string-value="Section16" table:formula="of:=VLOOKUP([.B16];[Feuil4.A1:.J20];9)" table:number-columns-spanned="3" table:number-rows-spanned="1" table:style-name="ce27">
            <text:p>Section16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oupe:</text:p>
          </table:table-cell>
          <table:table-cell office:value-type="string" office:string-value="Groupe16" table:formula="of:=VLOOKUP([.B16];[Feuil4.A1:.J20];10)" table:number-columns-spanned="3" table:number-rows-spanned="1" table:style-name="ce27">
            <text:p>Groupe16</text:p>
          </table:table-cell>
          <table:covered-table-cell table:number-columns-repeated="2"/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Feuil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7">
            <text:p>Matricule</text:p>
          </table:table-cell>
          <table:table-cell office:value-type="string" table:style-name="ce17">
            <text:p>Nom</text:p>
          </table:table-cell>
          <table:table-cell office:value-type="string" table:style-name="ce17">
            <text:p>Prenom</text:p>
          </table:table-cell>
          <table:table-cell office:value-type="string" table:style-name="ce17">
            <text:p>Date de naissance</text:p>
          </table:table-cell>
          <table:table-cell office:value-type="string" table:style-name="ce17">
            <text:p>Email</text:p>
          </table:table-cell>
          <table:table-cell office:value-type="string" table:style-name="ce17">
            <text:p>Adresse</text:p>
          </table:table-cell>
          <table:table-cell office:value-type="string" table:style-name="ce17">
            <text:p>NTEL</text:p>
          </table:table-cell>
          <table:table-cell office:value-type="string" table:style-name="ce17">
            <text:p>Annee</text:p>
          </table:table-cell>
          <table:table-cell office:value-type="string" table:style-name="ce17">
            <text:p>Section</text:p>
          </table:table-cell>
          <table:table-cell office:value-type="string" table:style-name="ce17">
            <text:p>Group</text:p>
          </table:table-cell>
          <table:table-cell table:number-columns-repeated="16374"/>
        </table:table-row>
        <table:table-row table:style-name="ro1">
          <table:table-cell office:value-type="float" office:value="1" table:style-name="ce18">
            <text:p>1</text:p>
          </table:table-cell>
          <table:table-cell office:value-type="string" table:style-name="ce18">
            <text:p>Nom1</text:p>
          </table:table-cell>
          <table:table-cell office:value-type="string" table:style-name="ce18">
            <text:p>Prenom1</text:p>
          </table:table-cell>
          <table:table-cell office:value-type="date" office:date-value="2005-04-12T00:00:00" table:style-name="ce19">
            <text:p>12/04/2005</text:p>
          </table:table-cell>
          <table:table-cell office:value-type="string" table:style-name="ce20">
            <text:p>Email1</text:p>
          </table:table-cell>
          <table:table-cell office:value-type="string" table:style-name="ce18">
            <text:p>Adresse1</text:p>
          </table:table-cell>
          <table:table-cell office:value-type="string" table:style-name="ce18">
            <text:p>NTEL1</text:p>
          </table:table-cell>
          <table:table-cell office:value-type="string" table:style-name="ce18">
            <text:p>Annee1</text:p>
          </table:table-cell>
          <table:table-cell office:value-type="string" table:style-name="ce18">
            <text:p>Section1</text:p>
          </table:table-cell>
          <table:table-cell office:value-type="string" table:style-name="ce18">
            <text:p>Groupe1</text:p>
          </table:table-cell>
          <table:table-cell table:number-columns-repeated="16374"/>
        </table:table-row>
        <table:table-row table:style-name="ro1">
          <table:table-cell office:value-type="float" office:value="2" table:style-name="ce21">
            <text:p>2</text:p>
          </table:table-cell>
          <table:table-cell office:value-type="string" table:style-name="ce21">
            <text:p>Nom2</text:p>
          </table:table-cell>
          <table:table-cell office:value-type="string" table:style-name="ce21">
            <text:p>Prenom2</text:p>
          </table:table-cell>
          <table:table-cell office:value-type="date" office:date-value="2005-04-13T00:00:00" table:style-name="ce22">
            <text:p>13/04/2005</text:p>
          </table:table-cell>
          <table:table-cell office:value-type="string" table:style-name="ce23">
            <text:p>Email2</text:p>
          </table:table-cell>
          <table:table-cell office:value-type="string" table:style-name="ce21">
            <text:p>Adresse2</text:p>
          </table:table-cell>
          <table:table-cell office:value-type="string" table:style-name="ce21">
            <text:p>NTEL2</text:p>
          </table:table-cell>
          <table:table-cell office:value-type="string" table:style-name="ce21">
            <text:p>Annee2</text:p>
          </table:table-cell>
          <table:table-cell office:value-type="string" table:style-name="ce21">
            <text:p>Section2</text:p>
          </table:table-cell>
          <table:table-cell office:value-type="string" table:style-name="ce21">
            <text:p>Groupe2</text:p>
          </table:table-cell>
          <table:table-cell table:number-columns-repeated="16374"/>
        </table:table-row>
        <table:table-row table:style-name="ro1">
          <table:table-cell office:value-type="float" office:value="3" table:style-name="ce18">
            <text:p>3</text:p>
          </table:table-cell>
          <table:table-cell office:value-type="string" table:style-name="ce18">
            <text:p>Nom3</text:p>
          </table:table-cell>
          <table:table-cell office:value-type="string" table:style-name="ce18">
            <text:p>Prenom3</text:p>
          </table:table-cell>
          <table:table-cell office:value-type="date" office:date-value="2005-04-14T00:00:00" table:style-name="ce19">
            <text:p>14/04/2005</text:p>
          </table:table-cell>
          <table:table-cell office:value-type="string" table:style-name="ce20">
            <text:p>Email3</text:p>
          </table:table-cell>
          <table:table-cell office:value-type="string" table:style-name="ce18">
            <text:p>Adresse3</text:p>
          </table:table-cell>
          <table:table-cell office:value-type="string" table:style-name="ce18">
            <text:p>NTEL3</text:p>
          </table:table-cell>
          <table:table-cell office:value-type="string" table:style-name="ce18">
            <text:p>Annee3</text:p>
          </table:table-cell>
          <table:table-cell office:value-type="string" table:style-name="ce18">
            <text:p>Section3</text:p>
          </table:table-cell>
          <table:table-cell office:value-type="string" table:style-name="ce18">
            <text:p>Groupe3</text:p>
          </table:table-cell>
          <table:table-cell table:number-columns-repeated="16374"/>
        </table:table-row>
        <table:table-row table:style-name="ro1">
          <table:table-cell office:value-type="float" office:value="4" table:style-name="ce21">
            <text:p>4</text:p>
          </table:table-cell>
          <table:table-cell office:value-type="string" table:style-name="ce21">
            <text:p>Nom4</text:p>
          </table:table-cell>
          <table:table-cell office:value-type="string" table:style-name="ce21">
            <text:p>Prenom4</text:p>
          </table:table-cell>
          <table:table-cell office:value-type="date" office:date-value="2005-04-15T00:00:00" table:style-name="ce22">
            <text:p>15/04/2005</text:p>
          </table:table-cell>
          <table:table-cell office:value-type="string" table:style-name="ce23">
            <text:p>Email4</text:p>
          </table:table-cell>
          <table:table-cell office:value-type="string" table:style-name="ce21">
            <text:p>Adresse4</text:p>
          </table:table-cell>
          <table:table-cell office:value-type="string" table:style-name="ce21">
            <text:p>NTEL4</text:p>
          </table:table-cell>
          <table:table-cell office:value-type="string" table:style-name="ce21">
            <text:p>Annee4</text:p>
          </table:table-cell>
          <table:table-cell office:value-type="string" table:style-name="ce21">
            <text:p>Section4</text:p>
          </table:table-cell>
          <table:table-cell office:value-type="string" table:style-name="ce21">
            <text:p>Groupe4</text:p>
          </table:table-cell>
          <table:table-cell table:number-columns-repeated="16374"/>
        </table:table-row>
        <table:table-row table:style-name="ro1">
          <table:table-cell office:value-type="float" office:value="5" table:style-name="ce18">
            <text:p>5</text:p>
          </table:table-cell>
          <table:table-cell office:value-type="string" table:style-name="ce18">
            <text:p>Nom5</text:p>
          </table:table-cell>
          <table:table-cell office:value-type="string" table:style-name="ce18">
            <text:p>Prenom5</text:p>
          </table:table-cell>
          <table:table-cell office:value-type="date" office:date-value="2005-04-16T00:00:00" table:style-name="ce19">
            <text:p>16/04/2005</text:p>
          </table:table-cell>
          <table:table-cell office:value-type="string" table:style-name="ce20">
            <text:p>Email5</text:p>
          </table:table-cell>
          <table:table-cell office:value-type="string" table:style-name="ce18">
            <text:p>Adresse5</text:p>
          </table:table-cell>
          <table:table-cell office:value-type="string" table:style-name="ce18">
            <text:p>NTEL5</text:p>
          </table:table-cell>
          <table:table-cell office:value-type="string" table:style-name="ce18">
            <text:p>Annee5</text:p>
          </table:table-cell>
          <table:table-cell office:value-type="string" table:style-name="ce18">
            <text:p>Section5</text:p>
          </table:table-cell>
          <table:table-cell office:value-type="string" table:style-name="ce18">
            <text:p>Groupe5</text:p>
          </table:table-cell>
          <table:table-cell table:number-columns-repeated="16374"/>
        </table:table-row>
        <table:table-row table:style-name="ro1">
          <table:table-cell office:value-type="float" office:value="6" table:style-name="ce21">
            <text:p>6</text:p>
          </table:table-cell>
          <table:table-cell office:value-type="string" table:style-name="ce21">
            <text:p>Nom6</text:p>
          </table:table-cell>
          <table:table-cell office:value-type="string" table:style-name="ce21">
            <text:p>Prenom6</text:p>
          </table:table-cell>
          <table:table-cell office:value-type="date" office:date-value="2005-04-17T00:00:00" table:style-name="ce22">
            <text:p>17/04/2005</text:p>
          </table:table-cell>
          <table:table-cell office:value-type="string" table:style-name="ce23">
            <text:p>Email6</text:p>
          </table:table-cell>
          <table:table-cell office:value-type="string" table:style-name="ce21">
            <text:p>Adresse6</text:p>
          </table:table-cell>
          <table:table-cell office:value-type="string" table:style-name="ce21">
            <text:p>NTEL6</text:p>
          </table:table-cell>
          <table:table-cell office:value-type="string" table:style-name="ce21">
            <text:p>Annee6</text:p>
          </table:table-cell>
          <table:table-cell office:value-type="string" table:style-name="ce21">
            <text:p>Section6</text:p>
          </table:table-cell>
          <table:table-cell office:value-type="string" table:style-name="ce21">
            <text:p>Groupe6</text:p>
          </table:table-cell>
          <table:table-cell table:number-columns-repeated="16374"/>
        </table:table-row>
        <table:table-row table:style-name="ro1">
          <table:table-cell office:value-type="float" office:value="7" table:style-name="ce18">
            <text:p>7</text:p>
          </table:table-cell>
          <table:table-cell office:value-type="string" table:style-name="ce18">
            <text:p>Nom7</text:p>
          </table:table-cell>
          <table:table-cell office:value-type="string" table:style-name="ce18">
            <text:p>Prenom7</text:p>
          </table:table-cell>
          <table:table-cell office:value-type="date" office:date-value="2005-04-18T00:00:00" table:style-name="ce19">
            <text:p>18/04/2005</text:p>
          </table:table-cell>
          <table:table-cell office:value-type="string" table:style-name="ce20">
            <text:p>Email7</text:p>
          </table:table-cell>
          <table:table-cell office:value-type="string" table:style-name="ce18">
            <text:p>Adresse7</text:p>
          </table:table-cell>
          <table:table-cell office:value-type="string" table:style-name="ce18">
            <text:p>NTEL7</text:p>
          </table:table-cell>
          <table:table-cell office:value-type="string" table:style-name="ce18">
            <text:p>Annee7</text:p>
          </table:table-cell>
          <table:table-cell office:value-type="string" table:style-name="ce18">
            <text:p>Section7</text:p>
          </table:table-cell>
          <table:table-cell office:value-type="string" table:style-name="ce18">
            <text:p>Groupe7</text:p>
          </table:table-cell>
          <table:table-cell table:number-columns-repeated="16374"/>
        </table:table-row>
        <table:table-row table:style-name="ro1">
          <table:table-cell office:value-type="float" office:value="8" table:style-name="ce21">
            <text:p>8</text:p>
          </table:table-cell>
          <table:table-cell office:value-type="string" table:style-name="ce21">
            <text:p>Nom8</text:p>
          </table:table-cell>
          <table:table-cell office:value-type="string" table:style-name="ce21">
            <text:p>Prenom8</text:p>
          </table:table-cell>
          <table:table-cell office:value-type="date" office:date-value="2005-04-19T00:00:00" table:style-name="ce22">
            <text:p>19/04/2005</text:p>
          </table:table-cell>
          <table:table-cell office:value-type="string" table:style-name="ce23">
            <text:p>Email8</text:p>
          </table:table-cell>
          <table:table-cell office:value-type="string" table:style-name="ce21">
            <text:p>Adresse8</text:p>
          </table:table-cell>
          <table:table-cell office:value-type="string" table:style-name="ce21">
            <text:p>NTEL8</text:p>
          </table:table-cell>
          <table:table-cell office:value-type="string" table:style-name="ce21">
            <text:p>Annee8</text:p>
          </table:table-cell>
          <table:table-cell office:value-type="string" table:style-name="ce21">
            <text:p>Section8</text:p>
          </table:table-cell>
          <table:table-cell office:value-type="string" table:style-name="ce21">
            <text:p>Groupe8</text:p>
          </table:table-cell>
          <table:table-cell table:number-columns-repeated="16374"/>
        </table:table-row>
        <table:table-row table:style-name="ro1">
          <table:table-cell office:value-type="float" office:value="9" table:style-name="ce18">
            <text:p>9</text:p>
          </table:table-cell>
          <table:table-cell office:value-type="string" table:style-name="ce18">
            <text:p>Nom9</text:p>
          </table:table-cell>
          <table:table-cell office:value-type="string" table:style-name="ce18">
            <text:p>Prenom9</text:p>
          </table:table-cell>
          <table:table-cell office:value-type="date" office:date-value="2005-04-20T00:00:00" table:style-name="ce19">
            <text:p>20/04/2005</text:p>
          </table:table-cell>
          <table:table-cell office:value-type="string" table:style-name="ce20">
            <text:p>Email9</text:p>
          </table:table-cell>
          <table:table-cell office:value-type="string" table:style-name="ce18">
            <text:p>Adresse9</text:p>
          </table:table-cell>
          <table:table-cell office:value-type="string" table:style-name="ce18">
            <text:p>NTEL9</text:p>
          </table:table-cell>
          <table:table-cell office:value-type="string" table:style-name="ce18">
            <text:p>Annee9</text:p>
          </table:table-cell>
          <table:table-cell office:value-type="string" table:style-name="ce18">
            <text:p>Section9</text:p>
          </table:table-cell>
          <table:table-cell office:value-type="string" table:style-name="ce18">
            <text:p>Groupe9</text:p>
          </table:table-cell>
          <table:table-cell table:number-columns-repeated="16374"/>
        </table:table-row>
        <table:table-row table:style-name="ro1">
          <table:table-cell office:value-type="float" office:value="10" table:style-name="ce21">
            <text:p>10</text:p>
          </table:table-cell>
          <table:table-cell office:value-type="string" table:style-name="ce21">
            <text:p>Nom10</text:p>
          </table:table-cell>
          <table:table-cell office:value-type="string" table:style-name="ce21">
            <text:p>Prenom10</text:p>
          </table:table-cell>
          <table:table-cell office:value-type="date" office:date-value="2005-04-21T00:00:00" table:style-name="ce22">
            <text:p>21/04/2005</text:p>
          </table:table-cell>
          <table:table-cell office:value-type="string" table:style-name="ce23">
            <text:p>Email10</text:p>
          </table:table-cell>
          <table:table-cell office:value-type="string" table:style-name="ce21">
            <text:p>Adresse10</text:p>
          </table:table-cell>
          <table:table-cell office:value-type="string" table:style-name="ce21">
            <text:p>NTEL10</text:p>
          </table:table-cell>
          <table:table-cell office:value-type="string" table:style-name="ce21">
            <text:p>Annee10</text:p>
          </table:table-cell>
          <table:table-cell office:value-type="string" table:style-name="ce21">
            <text:p>Section10</text:p>
          </table:table-cell>
          <table:table-cell office:value-type="string" table:style-name="ce21">
            <text:p>Groupe10</text:p>
          </table:table-cell>
          <table:table-cell table:number-columns-repeated="16374"/>
        </table:table-row>
        <table:table-row table:style-name="ro1">
          <table:table-cell office:value-type="float" office:value="11" table:style-name="ce18">
            <text:p>11</text:p>
          </table:table-cell>
          <table:table-cell office:value-type="string" table:style-name="ce18">
            <text:p>Nom11</text:p>
          </table:table-cell>
          <table:table-cell office:value-type="string" table:style-name="ce18">
            <text:p>Prenom11</text:p>
          </table:table-cell>
          <table:table-cell office:value-type="date" office:date-value="2005-04-22T00:00:00" table:style-name="ce19">
            <text:p>22/04/2005</text:p>
          </table:table-cell>
          <table:table-cell office:value-type="string" table:style-name="ce20">
            <text:p>Email11</text:p>
          </table:table-cell>
          <table:table-cell office:value-type="string" table:style-name="ce18">
            <text:p>Adresse11</text:p>
          </table:table-cell>
          <table:table-cell office:value-type="string" table:style-name="ce18">
            <text:p>NTEL11</text:p>
          </table:table-cell>
          <table:table-cell office:value-type="string" table:style-name="ce18">
            <text:p>Annee11</text:p>
          </table:table-cell>
          <table:table-cell office:value-type="string" table:style-name="ce18">
            <text:p>Section11</text:p>
          </table:table-cell>
          <table:table-cell office:value-type="string" table:style-name="ce18">
            <text:p>Groupe11</text:p>
          </table:table-cell>
          <table:table-cell table:number-columns-repeated="16374"/>
        </table:table-row>
        <table:table-row table:style-name="ro1">
          <table:table-cell office:value-type="float" office:value="12" table:style-name="ce21">
            <text:p>12</text:p>
          </table:table-cell>
          <table:table-cell office:value-type="string" table:style-name="ce21">
            <text:p>Nom12</text:p>
          </table:table-cell>
          <table:table-cell office:value-type="string" table:style-name="ce21">
            <text:p>Prenom12</text:p>
          </table:table-cell>
          <table:table-cell office:value-type="date" office:date-value="2005-04-23T00:00:00" table:style-name="ce22">
            <text:p>23/04/2005</text:p>
          </table:table-cell>
          <table:table-cell office:value-type="string" table:style-name="ce23">
            <text:p>Email12</text:p>
          </table:table-cell>
          <table:table-cell office:value-type="string" table:style-name="ce21">
            <text:p>Adresse12</text:p>
          </table:table-cell>
          <table:table-cell office:value-type="string" table:style-name="ce21">
            <text:p>NTEL12</text:p>
          </table:table-cell>
          <table:table-cell office:value-type="string" table:style-name="ce21">
            <text:p>Annee12</text:p>
          </table:table-cell>
          <table:table-cell office:value-type="string" table:style-name="ce21">
            <text:p>Section12</text:p>
          </table:table-cell>
          <table:table-cell office:value-type="string" table:style-name="ce21">
            <text:p>Groupe12</text:p>
          </table:table-cell>
          <table:table-cell table:number-columns-repeated="16374"/>
        </table:table-row>
        <table:table-row table:style-name="ro1">
          <table:table-cell office:value-type="float" office:value="13" table:style-name="ce18">
            <text:p>13</text:p>
          </table:table-cell>
          <table:table-cell office:value-type="string" table:style-name="ce18">
            <text:p>Nom13</text:p>
          </table:table-cell>
          <table:table-cell office:value-type="string" table:style-name="ce18">
            <text:p>Prenom13</text:p>
          </table:table-cell>
          <table:table-cell office:value-type="date" office:date-value="2005-04-24T00:00:00" table:style-name="ce19">
            <text:p>24/04/2005</text:p>
          </table:table-cell>
          <table:table-cell office:value-type="string" table:style-name="ce20">
            <text:p>Email13</text:p>
          </table:table-cell>
          <table:table-cell office:value-type="string" table:style-name="ce18">
            <text:p>Adresse13</text:p>
          </table:table-cell>
          <table:table-cell office:value-type="string" table:style-name="ce18">
            <text:p>NTEL13</text:p>
          </table:table-cell>
          <table:table-cell office:value-type="string" table:style-name="ce18">
            <text:p>Annee13</text:p>
          </table:table-cell>
          <table:table-cell office:value-type="string" table:style-name="ce18">
            <text:p>Section13</text:p>
          </table:table-cell>
          <table:table-cell office:value-type="string" table:style-name="ce18">
            <text:p>Groupe13</text:p>
          </table:table-cell>
          <table:table-cell table:number-columns-repeated="16374"/>
        </table:table-row>
        <table:table-row table:style-name="ro1">
          <table:table-cell office:value-type="float" office:value="14" table:style-name="ce21">
            <text:p>14</text:p>
          </table:table-cell>
          <table:table-cell office:value-type="string" table:style-name="ce21">
            <text:p>Nom14</text:p>
          </table:table-cell>
          <table:table-cell office:value-type="string" table:style-name="ce21">
            <text:p>Prenom14</text:p>
          </table:table-cell>
          <table:table-cell office:value-type="date" office:date-value="2005-04-25T00:00:00" table:style-name="ce22">
            <text:p>25/04/2005</text:p>
          </table:table-cell>
          <table:table-cell office:value-type="string" table:style-name="ce23">
            <text:p>Email14</text:p>
          </table:table-cell>
          <table:table-cell office:value-type="string" table:style-name="ce21">
            <text:p>Adresse14</text:p>
          </table:table-cell>
          <table:table-cell office:value-type="string" table:style-name="ce21">
            <text:p>NTEL14</text:p>
          </table:table-cell>
          <table:table-cell office:value-type="string" table:style-name="ce21">
            <text:p>Annee14</text:p>
          </table:table-cell>
          <table:table-cell office:value-type="string" table:style-name="ce21">
            <text:p>Section14</text:p>
          </table:table-cell>
          <table:table-cell office:value-type="string" table:style-name="ce21">
            <text:p>Groupe14</text:p>
          </table:table-cell>
          <table:table-cell table:number-columns-repeated="16374"/>
        </table:table-row>
        <table:table-row table:style-name="ro1">
          <table:table-cell office:value-type="float" office:value="15" table:style-name="ce18">
            <text:p>15</text:p>
          </table:table-cell>
          <table:table-cell office:value-type="string" table:style-name="ce18">
            <text:p>Nom15</text:p>
          </table:table-cell>
          <table:table-cell office:value-type="string" table:style-name="ce18">
            <text:p>Prenom15</text:p>
          </table:table-cell>
          <table:table-cell office:value-type="date" office:date-value="2005-04-26T00:00:00" table:style-name="ce19">
            <text:p>26/04/2005</text:p>
          </table:table-cell>
          <table:table-cell office:value-type="string" table:style-name="ce20">
            <text:p>Email15</text:p>
          </table:table-cell>
          <table:table-cell office:value-type="string" table:style-name="ce18">
            <text:p>Adresse15</text:p>
          </table:table-cell>
          <table:table-cell office:value-type="string" table:style-name="ce18">
            <text:p>NTEL15</text:p>
          </table:table-cell>
          <table:table-cell office:value-type="string" table:style-name="ce18">
            <text:p>Annee15</text:p>
          </table:table-cell>
          <table:table-cell office:value-type="string" table:style-name="ce18">
            <text:p>Section15</text:p>
          </table:table-cell>
          <table:table-cell office:value-type="string" table:style-name="ce18">
            <text:p>Groupe15</text:p>
          </table:table-cell>
          <table:table-cell table:number-columns-repeated="16374"/>
        </table:table-row>
        <table:table-row table:style-name="ro1">
          <table:table-cell office:value-type="float" office:value="16" table:style-name="ce21">
            <text:p>16</text:p>
          </table:table-cell>
          <table:table-cell office:value-type="string" table:style-name="ce21">
            <text:p>Nom16</text:p>
          </table:table-cell>
          <table:table-cell office:value-type="string" table:style-name="ce21">
            <text:p>Prenom16</text:p>
          </table:table-cell>
          <table:table-cell office:value-type="date" office:date-value="2005-04-27T00:00:00" table:style-name="ce22">
            <text:p>27/04/2005</text:p>
          </table:table-cell>
          <table:table-cell office:value-type="string" table:style-name="ce23">
            <text:p>Email16</text:p>
          </table:table-cell>
          <table:table-cell office:value-type="string" table:style-name="ce21">
            <text:p>Adresse16</text:p>
          </table:table-cell>
          <table:table-cell office:value-type="string" table:style-name="ce21">
            <text:p>NTEL16</text:p>
          </table:table-cell>
          <table:table-cell office:value-type="string" table:style-name="ce21">
            <text:p>Annee16</text:p>
          </table:table-cell>
          <table:table-cell office:value-type="string" table:style-name="ce21">
            <text:p>Section16</text:p>
          </table:table-cell>
          <table:table-cell office:value-type="string" table:style-name="ce21">
            <text:p>Groupe16</text:p>
          </table:table-cell>
          <table:table-cell table:number-columns-repeated="16374"/>
        </table:table-row>
        <table:table-row table:style-name="ro1">
          <table:table-cell office:value-type="float" office:value="17" table:style-name="ce18">
            <text:p>17</text:p>
          </table:table-cell>
          <table:table-cell office:value-type="string" table:style-name="ce18">
            <text:p>Nom17</text:p>
          </table:table-cell>
          <table:table-cell office:value-type="string" table:style-name="ce18">
            <text:p>Prenom17</text:p>
          </table:table-cell>
          <table:table-cell office:value-type="date" office:date-value="2005-04-28T00:00:00" table:style-name="ce19">
            <text:p>28/04/2005</text:p>
          </table:table-cell>
          <table:table-cell office:value-type="string" table:style-name="ce20">
            <text:p>Email17</text:p>
          </table:table-cell>
          <table:table-cell office:value-type="string" table:style-name="ce18">
            <text:p>Adresse17</text:p>
          </table:table-cell>
          <table:table-cell office:value-type="string" table:style-name="ce18">
            <text:p>NTEL17</text:p>
          </table:table-cell>
          <table:table-cell office:value-type="string" table:style-name="ce18">
            <text:p>Annee17</text:p>
          </table:table-cell>
          <table:table-cell office:value-type="string" table:style-name="ce18">
            <text:p>Section17</text:p>
          </table:table-cell>
          <table:table-cell office:value-type="string" table:style-name="ce18">
            <text:p>Groupe17</text:p>
          </table:table-cell>
          <table:table-cell table:number-columns-repeated="16374"/>
        </table:table-row>
        <table:table-row table:style-name="ro1">
          <table:table-cell office:value-type="float" office:value="18" table:style-name="ce21">
            <text:p>18</text:p>
          </table:table-cell>
          <table:table-cell office:value-type="string" table:style-name="ce21">
            <text:p>Nom18</text:p>
          </table:table-cell>
          <table:table-cell office:value-type="string" table:style-name="ce21">
            <text:p>Prenom18</text:p>
          </table:table-cell>
          <table:table-cell office:value-type="date" office:date-value="2005-04-29T00:00:00" table:style-name="ce22">
            <text:p>29/04/2005</text:p>
          </table:table-cell>
          <table:table-cell office:value-type="string" table:style-name="ce23">
            <text:p>Email18</text:p>
          </table:table-cell>
          <table:table-cell office:value-type="string" table:style-name="ce21">
            <text:p>Adresse18</text:p>
          </table:table-cell>
          <table:table-cell office:value-type="string" table:style-name="ce21">
            <text:p>NTEL18</text:p>
          </table:table-cell>
          <table:table-cell office:value-type="string" table:style-name="ce21">
            <text:p>Annee18</text:p>
          </table:table-cell>
          <table:table-cell office:value-type="string" table:style-name="ce21">
            <text:p>Section18</text:p>
          </table:table-cell>
          <table:table-cell office:value-type="string" table:style-name="ce21">
            <text:p>Groupe18</text:p>
          </table:table-cell>
          <table:table-cell table:number-columns-repeated="16374"/>
        </table:table-row>
        <table:table-row table:style-name="ro1">
          <table:table-cell office:value-type="float" office:value="19" table:style-name="ce18">
            <text:p>19</text:p>
          </table:table-cell>
          <table:table-cell office:value-type="string" table:style-name="ce18">
            <text:p>Nom19</text:p>
          </table:table-cell>
          <table:table-cell office:value-type="string" table:style-name="ce18">
            <text:p>Prenom19</text:p>
          </table:table-cell>
          <table:table-cell office:value-type="date" office:date-value="2005-04-30T00:00:00" table:style-name="ce19">
            <text:p>30/04/2005</text:p>
          </table:table-cell>
          <table:table-cell office:value-type="string" table:style-name="ce20">
            <text:p>Email19</text:p>
          </table:table-cell>
          <table:table-cell office:value-type="string" table:style-name="ce18">
            <text:p>Adresse19</text:p>
          </table:table-cell>
          <table:table-cell office:value-type="string" table:style-name="ce18">
            <text:p>NTEL19</text:p>
          </table:table-cell>
          <table:table-cell office:value-type="string" table:style-name="ce18">
            <text:p>Annee19</text:p>
          </table:table-cell>
          <table:table-cell office:value-type="string" table:style-name="ce18">
            <text:p>Section19</text:p>
          </table:table-cell>
          <table:table-cell office:value-type="string" table:style-name="ce18">
            <text:p>Groupe19</text:p>
          </table:table-cell>
          <table:table-cell table:number-columns-repeated="16374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/>
          <table:table-cell office:value-type="float" office:value="0" table:formula="of:=+[.A26]" table:style-name="ce1">
            <text:p>0</text:p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f1" style:family="table-cell" style:data-style-name="N0">
      <style:table-cell-properties fo:background-color="#C6E0B4"/>
      <style:text-properties fo:color="#B2E77D" fo:font-weight="bold" style:font-weight-asian="bold" style:font-weight-complex="bold"/>
    </style:style>
    <style:style style:name="cf2" style:family="table-cell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f3" style:family="table-cell" style:data-style-name="N0">
      <style:table-cell-properties fo:background-color="#E2EFDA"/>
      <style:text-properties fo:color="#92D050" fo:font-weight="bold" style:font-weight-asian="bold" style:font-weight-complex="bold"/>
    </style:style>
    <style:style style:name="cf4" style:family="table-cell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f5" style:family="table-cell" style:data-style-name="N0">
      <style:table-cell-properties fo:background-color="#E2EFDA"/>
      <style:text-properties fo:color="#92D050" fo:font-weight="bold" style:font-weight-asian="bold" style:font-weight-complex="bold"/>
    </style: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p</meta:initial-creator>
    <dc:creator>hp</dc:creator>
    <meta:creation-date>2023-11-14T18:28:04Z</meta:creation-date>
    <dc:date>2023-11-16T13:14:33Z</dc:date>
  </office:meta>
</office:document-meta>
</file>